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than Urbain &amp; Quentin Wendling </text:p>
      <text:p text:style-name="Standard"/>
      <text:p text:style-name="P1">Projet SD</text:p>
      <text:p text:style-name="P1"/>
      <text:p text:style-name="P2">Le développement de ce projet fut fait en Java, avec la librairie de programmation distribuée RMI.</text:p>
      <text:p text:style-name="P2"/>
      <text:p text:style-name="P2"/>
      <text:p text:style-name="P3">Lancement de Partie : </text:p>
      <text:p text:style-name="P2"/>
      <text:p text:style-name="P2"/>
      <text:p text:style-name="P2"/>
      <text:p text:style-name="P2"/>
      <text:p text:style-name="P3">Implémentation Joueur : </text:p>
      <text:p text:style-name="P4"/>
      <text:p text:style-name="P4">Le joueur peut être humain dans ce cas la, la partie sera forcément en tour par tour. </text:p>
      <text:p text:style-name="P4">Il aura accès à un système de choix sous forme de menu lui permettant de réalisé toutes les actions possibles.</text:p>
      <text:p text:style-name="P4"/>
      <text:p text:style-name="P4">Si le joueur n'est pas humain alors il sera muni d'une personnalité. </text:p>
      <text:p text:style-name="P4">Les différentes personnalités sont :</text:p>
      <text:p text:style-name="P4">Individuelle → Prend les ressources n'ayant pas atteint l'objectif chez les producteurs qui donnent <text:tab/><text:tab/>des ressources </text:p>
      <text:p text:style-name="P4">Coopératif → Prends chez les producteurs seulement si il possède une quantité de don suffisante</text:p>
      <text:p text:style-name="P4">Voleur → Vol chez les joueurs les ressources manquante </text:p>
      <text:p text:style-name="P4">Méfiant → Plus il arrive en fin de parti, plus il a de chance de se mettre en Observation</text:p>
      <text:p text:style-name="P4"/>
      <text:p text:style-name="P4">Le Joueur possède 3 types d'action pendant son tour de jeu, demander une ressource a un producteur, se mettre en observation pour se protéger ou alors voler un joueur au risque de se faire punir.</text:p>
      <text:p text:style-name="P4"/>
      <text:p text:style-name="P4">La punition arrive si le joueur tente de voler un joueur en observation, le vol est annulé , et cela saute un tour de jeu ou alors fait dormir 1 seconde le joueur (tout dépend du type de la partie), et le prive de la moitié de sa ressource la plus haute.</text:p>
      <text:p text:style-name="P4"/>
      <text:p text:style-name="P4">Le joueur peut a tout moment avoir accès au stock des producteurs ainsi que voir l'inventaire des autres joueurs si il se met en observation, cela lui permet aussi de se protéger en cas de vol.</text:p>
      <text:p text:style-name="P4"/>
      <text:p text:style-name="P3"/>
      <text:p text:style-name="P3">Implémentation Producteur :</text:p>
      <text:p text:style-name="P3"/>
      <text:p text:style-name="P4">Le producteur donne des ressources au joueur suivant sont stock, stock initialisé lors de sa construction. Il donne un nombre fixe au maximum, indiqué dans son constructeur et au minimum 0.</text:p>
      <text:p text:style-name="P4">Sa ressource est épuisable mais elle est produite par tranche du nombre maximum de don toute les secondes ou à chaque de tour de jeu.</text:p>
      <text:p text:style-name="P3"/>
      <text:p text:style-name="P3"/>
      <text:p text:style-name="P3">Rôle de l'Observateur :</text:p>
      <text:p text:style-name="P3"/>
      <text:p text:style-name="P4">L'observateur est un agent qui détecte la fin de partie et donne le tour de jeu si la parti est en tour par tour aux différents joueurs.</text:p>
      <text:p text:style-name="P4">Celui si permet aussi de regrouper les logs de chaque joueurs et ressources en un seul fichier <text:soft-page-break/>lorsque la partie est finie.</text:p>
      <text:p text:style-name="P3">Simulation :</text:p>
      <text:p text:style-name="P3"/>
      <text:p text:style-name="P4">La visualisation se fait grâce à un site Web crée par script java qui affiche pour chaque joueurs et ressources les graphiques de la partie qu'un script crée grâce a leur log personnel enregistré chacun de leur coté. </text:p>
      <text:p text:style-name="P4">Les graphiques se font grâce à Gnuplot et l'automatisation par script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meta:initial-creator>
    <meta:creation-date>2017-04-30T23:13:31.59</meta:creation-date>
    <dc:date>2017-05-01T00:34:51.73</dc:date>
    <dc:creator>Nathan </dc:creator>
    <meta:editing-duration>PT1H21M9S</meta:editing-duration>
    <meta:editing-cycles>29</meta:editing-cycles>
    <meta:generator>OpenOffice/4.1.3$Win32 OpenOffice.org_project/413m1$Build-9783</meta:generator>
    <meta:document-statistic meta:table-count="0" meta:image-count="0" meta:object-count="0" meta:page-count="2" meta:paragraph-count="25" meta:word-count="430" meta:character-count="2420"/>
  </office:meta>
</office:document-meta>
</file>